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Heading_20_1" text:outline-level="1">FACTURATION DES ACTES LONGUE MALADIE</text:h>
      <text:h text:style-name="Heading_20_1" text:outline-level="1">Référence état : <text:s/><text:text-input text:description="&lt;ref_statement&gt;">&lt;ref_statement&gt;</text:text-input></text:h>
      <text:p text:style-name="P6">Nombre : 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invoice and formatLang(line.invoice_id.date_invoice,date=True) or ''&gt;">&lt;line.invoice_id.date_invoice and formatLang(line.invoice_id.date_invoice,date=True) or ''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5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4">Total :</text:p>
          </table:table-cell>
          <table:covered-table-cell/>
          <table:table-cell table:style-name="Tableau1.G8" office:value-type="string">
            <text:p text:style-name="P4"><text:text-input text:description="&lt;formatLang(subtotal(),digits=0)&gt;">&lt;formatLang(sub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51cm"/>
      <style:text-properties fo:font-size="80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5-02-16T15:48:45</dc:date>
    <meta:editing-duration>PT6H53M58S</meta:editing-duration>
    <meta:editing-cycles>120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21" meta:word-count="68" meta:character-count="635" meta:non-whitespace-character-count="585"/>
  </office:meta>
</office:document-meta>
</file>